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1" style:master-page-name="First_20_Page">
      <style:paragraph-properties style:page-number="auto"/>
    </style:style>
    <style:style style:name="T1" style:family="text">
      <style:text-properties fo:language="en" fo:country="US" fo:font-style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45cm"/>
        <style:text-properties fo:font-family="StarSymbol"/>
      </text:list-level-style-bullet>
      <text:list-level-style-bullet text:level="2" text:style-name="Bullet_20_Symbols" style:num-suffix="." text:bullet-char="">
        <style:list-level-properties text:space-before="1.27cm" text:min-label-width="0.45cm"/>
        <style:text-properties style:font-name="Times New Roman1"/>
      </text:list-level-style-bullet>
      <text:list-level-style-bullet text:level="3" text:style-name="Bullet_20_Symbols" style:num-suffix="." text:bullet-char="*">
        <style:list-level-properties text:space-before="1.905cm" text:min-label-width="0.4cm"/>
        <style:text-properties style:font-name="Times New Roman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 text:is-list-header="true">Keskitetty tunnistautuminen Ruby on Rails -ohjelmistokehyksellä toteutetuissa ohjelmistoissa</text:h>
      <text:h text:style-name="Heading_20_2" text:outline-level="2" text:is-list-header="true">Tausta ja tavoite</text:h>
      <text:p text:style-name="P2">Enemy &amp; Sons oy toteuttaa hajautettuja palvelusuuntautuneita web-ohjelmistoja käyttäen avoimen lähdekoodin Ruby on Rails -ohjelmistokehystä. Yrityksen ohjelmistoissa käyttäjien tunnistautuminen on toteutettu erilaisin menetelmin. Yritys haluaa selvittää miten tunnistautuminen voitaisiin keskittää ja käyttää uudelleenkäytettävää yhtenäistä arkkitehtuuria eri ohjelmistoissa.</text:p>
      <text:p text:style-name="P2">Työn tavoitteena on suunnitteluorientoitunut pro gradu -tutkielma, jonka avulla Enemy &amp; Sons oy voi toteuttaa keskitetyn tunnistautumisen käyttämiinsä Ruby on Rails -sovelluksiin.</text:p>
      <text:h text:style-name="Heading_20_2" text:outline-level="2" text:is-list-header="true">Käytetyt menetelmät ja käsittelytapa</text:h>
      <text:p text:style-name="Text_20_body">Tutkielman tyyppi on suunnitteluorientoitunut pro gradu -tutkielma ja siinä tutkitaan erilaisia vaihtoehtoja toteuttaa tunnistautuminen. Tutkielmassa vertaillaan käyttäjä- ja palvelinvetoisia vaihtoehtoja, erilaisia tapoja tallettaa käyttäjän tiedot, sekä vaihtoehtoisia Ruby on Rails -ohjelmistojen arkkitehtuureja käyttäjähallinnan toteuttamiseksi.</text:p>
      <text:p text:style-name="Text_20_body">Käyttäjän tietojen tallennukseen soveltuviksi menetelmäksi tutkitaan LDAP-hakemistopalvelua, SQL-relaatiotietokantaa ja avain-arvo-tietokantoja (ns. noSQL-tietokannat). Tutkielmassa selvitetään erityisesti erilaisia LDAP-hakemistomalleja (schema) ja niiden soveltuvuutta erilaisiin käyttötarkoituksiin, jotta esimerkiksi käyttäjään liittyvät käyttäjäryhmätiedot on tehokkaasti saatavilla.</text:p>
      <text:p text:style-name="P3">Tunnistautuminen toteutusvaihtoehtoina tutkitaan ainakin palvelusuuntautunutta arkkitehtuuria (SOA) ja Ruby on Rails -liitännäistä (Engine). Tunnistautuminen toteutetaan ainakin kahdella erilaisella menetelmällä ja vertaillaan niiden käyttökohteita. Pro gradu -tutkielman tuloksena yrityksellä on näkemys kuinka keskitetty tunnistautuminen kannattaa toteuttaa erilaisissa tapauksissa.</text:p>
      <text:h text:style-name="Heading_20_2" text:outline-level="2" text:is-list-header="true">Lähteitä</text:h>
      <text:h text:style-name="Heading_20_3" text:outline-level="3" text:is-list-header="true">Tunnistautuminen</text:h>
      <text:p text:style-name="Text_20_body">Sandhu, R. S., Samarati, P., Authentication, Access Control and Audit. ACM Computing Sur<text:soft-page-break/>veys, Vol. 28, No. 1, March 1996.</text:p>
      <text:h text:style-name="Heading_20_3" text:outline-level="3" text:is-list-header="true">LDAP</text:h>
      <text:p text:style-name="Text_20_body">Wahl, M., Howes, T., Kille, S., Lightweight Directory Access Protocol (v3). The Internet Society, RFC 2251, 1997.</text:p>
      <text:p text:style-name="Text_20_body">Howes, T. A., The Lightweight Directory Access Protocol: X.500 Lite. CITI Technical Report 95–8, University of Michigan, 1995.</text:p>
      <text:h text:style-name="Heading_20_3" text:outline-level="3" text:is-list-header="true">Ruby on Rails</text:h>
      <text:p text:style-name="Text_20_body"><text:span text:style-name="T1">Sam Ruby et al. Agile Web Development with Rails (4th editio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58cm" draw:rotation="0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i" fo:country="FI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fi" fo:country="FI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fo:hyphenation-ladder-count="1" style:page-number="auto" fo:break-before="auto" fo:break-after="auto" fo:background-color="transparent" style:shadow="none" text:number-lines="false" text:line-number="1">
        <style:tab-stops/>
        <style:background-image/>
      </style:paragraph-properties>
      <style:text-properties style:font-name="Times New Roman1" fo:font-size="12pt" fo:hyphenate="true" fo:hyphenation-remain-char-count="2" fo:hyphenation-push-char-count="2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align="start" style:justify-single-word="false" fo:text-indent="0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0.7cm" style:page-number="auto" text:number-lines="false" text:line-number="1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99cm" fo:margin-bottom="0.499cm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cm" fo:margin-bottom="0.42cm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paragraph-properties fo:margin-top="0cm" fo:margin-bottom="0.21cm"/>
    </style:style>
    <style:style style:name="Header" style:family="paragraph" style:parent-style-name="Standard" style:class="extra">
      <style:paragraph-properties text:number-lines="false" text:line-number="1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cm" fo:margin-bottom="0.21cm" fo:line-height="150%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 style:master-page-name="">
      <style:paragraph-properties fo:margin-left="0cm" fo:margin-right="0cm" fo:margin-top="0.199cm" fo:margin-bottom="0.199cm" fo:line-height="150%" fo:text-align="center" style:justify-single-word="false" fo:text-indent="0cm" style:auto-text-indent="false" style:page-number="auto"/>
      <style:text-properties fo:font-style="normal"/>
    </style:style>
    <style:style style:name="Text" style:family="paragraph" style:parent-style-name="Caption" style:class="extra">
      <style:paragraph-properties fo:margin-top="0.21cm" fo:margin-bottom="0.21cm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 style:master-page-name="">
      <style:paragraph-properties fo:margin-left="2cm" fo:margin-right="0cm" fo:margin-top="0cm" fo:margin-bottom="0cm" fo:text-indent="-2cm" style:auto-text-indent="false" style:page-number="auto" text:number-lines="false" text:line-number="0">
        <style:tab-stops/>
      </style:paragraph-properties>
      <style:text-properties fo:font-size="12pt" style:font-size-asian="10pt" style:font-size-complex="10pt"/>
    </style:style>
    <style:style style:name="Drawing" style:family="paragraph" style:parent-style-name="Caption" style:class="extra">
      <style:paragraph-properties fo:margin-top="0.21cm" fo:margin-bottom="0.21cm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50%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3cm" fo:margin-bottom="0cm" fo:line-height="150%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.1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 style:master-page-name="">
      <style:paragraph-properties fo:margin-left="0cm" fo:margin-right="0cm" fo:margin-top="0.3cm" fo:margin-bottom="0.3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  <style:text-properties fo:font-weight="bold"/>
    </style:style>
    <style:style style:name="Contents_20_10" style:display-name="Contents 10" style:family="paragraph" style:parent-style-name="Index" style:class="index" style:master-page-name="">
      <style:paragraph-properties fo:margin-left="0cm" fo:margin-right="0cm" fo:margin-top="0.3cm" fo:margin-bottom="0.3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  <style:text-properties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.499cm" fo:margin-bottom="0.7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.21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Preformatted_20_Text" style:display-name="Preformatted Text" style:family="paragraph" style:parent-style-name="Standard" style:class="html" style:master-page-name="">
      <style:paragraph-properties fo:margin-left="0cm" fo:margin-right="0.199cm" fo:margin-top="0cm" fo:margin-bottom="0cm" fo:text-indent="0cm" style:auto-text-indent="false" style:page-number="auto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Reference_20_Heading" style:display-name="Reference Heading" style:family="paragraph" style:parent-style-name="Heading" style:class="text" style:master-page-name="">
      <style:paragraph-properties fo:margin-top="0.499cm" fo:margin-bottom="0.7cm" style:page-number="auto" fo:background-color="transparent" style:shadow="none">
        <style:tab-stops/>
        <style:background-image/>
      </style:paragraph-properties>
      <style:text-properties fo:font-size="16pt" fo:font-weight="bold"/>
    </style:style>
    <style:style style:name="Reference" style:family="paragraph" style:parent-style-name="Text_20_body" style:class="text">
      <style:paragraph-properties fo:margin-left="2cm" fo:margin-right="0cm" fo:text-align="start" style:justify-single-word="false" fo:text-indent="-2cm" style:auto-text-indent="false">
        <style:tab-stops/>
      </style:paragraph-properties>
    </style:style>
    <style:style style:name="Attachment_20_heading" style:display-name="Attachment heading" style:family="paragraph" style:parent-style-name="Heading" style:class="text">
      <style:paragraph-properties fo:margin-top="0.499cm" fo:margin-bottom="0.7cm"/>
      <style:text-properties fo:font-size="16pt" fo:font-weight="bold"/>
    </style:style>
    <style:style style:name="Summary" style:family="paragraph" style:parent-style-name="Standard">
      <style:text-properties fo:font-size="11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199cm" fo:margin-bottom="0.199cm" style:wrap="non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fo:margin-left="0.6cm" fo:margin-right="0cm" fo:margin-top="0cm" fo:margin-bottom="0cm" style:wrap="none" style:vertical-pos="top" style:vertical-rel="paragraph" style:horizontal-pos="center" style:horizontal-rel="paragraph" fo:padding="0cm" fo:border="none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3cm" fo:margin-bottom="2.3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2">
      <style:page-layout-properties fo:page-width="21.001cm" fo:page-height="29.7cm" style:num-format="" style:print-orientation="portrait" fo:margin-top="2.3cm" fo:margin-bottom="2.3cm" fo:margin-left="2.434cm" fo:margin-right="2.4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" style:print-orientation="portrait" fo:margin-top="2.3cm" fo:margin-bottom="2.3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.3cm" fo:margin-bottom="2.3cm" fo:margin-left="2.401cm" fo:margin-right="2.4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3cm" fo:margin-bottom="2.3cm" fo:margin-left="3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.3cm" fo:margin-bottom="2.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  <style:master-page style:name="First_20_Page" style:display-name="First Page" style:page-layout-name="Mpm2" style:next-style-name="Summary"/>
    <style:master-page style:name="Envelope" style:page-layout-name="Mpm3" style:next-style-name="Index"/>
    <style:master-page style:name="Index" style:page-layout-name="Mpm4" style:next-style-name="Index2">
      <style:header>
        <text:p text:style-name="MP1"><text:page-number style:num-format="i" text:select-page="current" text:page-adjust="-1">ii</text:page-number></text:p>
      </style:header>
    </style:master-page>
    <style:master-page style:name="Summary" style:page-layout-name="Mpm5" style:next-style-name="Index"/>
    <style:master-page style:name="Index2" style:page-layout-name="Mpm6" style:next-style-name="Standard">
      <style:header>
        <text:p text:style-name="MP1"><text:page-number style:num-format="i" text:select-page="current">iii</text:page-number></text:p>
      </style:header>
    </style:master-page>
    <style:master-page style:name="Attachment" style:page-layout-name="Mpm7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subject>Master's Thesis</dc:subject>
    <meta:initial-creator>Mikko Pervilä</meta:initial-creator>
    <meta:creation-date>2007-09-20T12:20:23</meta:creation-date>
    <dc:date>2011-08-20T21:54:16</dc:date>
    <meta:printed-by>Mikko Pervilä</meta:printed-by>
    <meta:print-date>2007-09-20T14:16:23</meta:print-date>
    <meta:keyword>Ajax mobile devices performance browsers N95 N800 Nokia</meta:keyword>
    <dc:language>fi-FI</dc:language>
    <meta:editing-cycles>47</meta:editing-cycles>
    <meta:editing-duration>PT4H2M46S</meta:editing-duration>
    <dc:creator>olli </dc:creator>
    <meta:document-statistic meta:table-count="0" meta:image-count="0" meta:object-count="0" meta:page-count="2" meta:paragraph-count="20" meta:word-count="253" meta:character-count="2310"/>
    <meta:user-defined meta:name="Info 1"/>
    <meta:user-defined meta:name="Info 2"/>
    <meta:user-defined meta:name="Info 3"/>
    <meta:user-defined meta:name="Info 4"/>
    <meta:template xlink:type="simple" xlink:actuate="onRequest" xlink:title="Laitosteksti" xlink:href="../.openoffice.org2.0/user/template/Laitosteksti1.ott" meta:date="2007-09-20T12:20:22"/>
  </office:meta>
</office:document-meta>
</file>